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C000000F492B1475CD7975279.png" manifest:media-type="image/png"/>
  <manifest:file-entry manifest:full-path="Pictures/10000201000004FA000003B27D4A97FAB309A834.png" manifest:media-type="image/png"/>
  <manifest:file-entry manifest:full-path="Pictures/100002010000027B000001C219506D31ADD17655.png" manifest:media-type="image/png"/>
  <manifest:file-entry manifest:full-path="Pictures/1000020100000456000003AF661AC9CEA57F021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0e3e7" officeooo:paragraph-rsid="0000e3e7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29f23" officeooo:paragraph-rsid="00029f23" style:font-weight-asian="bold" style:font-weight-complex="bold"/>
    </style:style>
    <style:style style:name="P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29f23" officeooo:paragraph-rsid="00029f2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cm" svg:y="0.635cm" svg:width="17.59cm" svg:height="6.424cm" draw:z-index="0"><draw:image xlink:href="Pictures/100002010000029C000000F492B1475CD7975279.png" xlink:type="simple" xlink:show="embed" xlink:actuate="onLoad" loext:mime-type="image/png"/></draw:frame><draw:frame draw:style-name="fr1" draw:name="Image2" text:anchor-type="paragraph" svg:x="0.393cm" svg:y="8.996cm" svg:width="16.803cm" svg:height="11.906cm" draw:z-index="1"><draw:image xlink:href="Pictures/100002010000027B000001C219506D31ADD17655.png" xlink:type="simple" xlink:show="embed" xlink:actuate="onLoad" loext:mime-type="image/png"/></draw:frame></text:p>
      <text:p text:style-name="Standard"/>
      <text:p text:style-name="P1">Diagramme d’utilisation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Diagramme de conception:</text:p>
      <text:p text:style-name="P2"><draw:frame draw:style-name="fr1" draw:name="Image4" text:anchor-type="paragraph" svg:x="0cm" svg:y="3.057cm" svg:width="17.59cm" svg:height="13.06cm" draw:z-index="3"><draw:image xlink:href="Pictures/10000201000004FA000003B27D4A97FAB309A834.png" xlink:type="simple" xlink:show="embed" xlink:actuate="onLoad" loext:mime-type="image/png"/></draw:frame></text:p>
      <text:p text:style-name="P3"><draw:frame draw:style-name="fr1" draw:name="Image3" text:anchor-type="paragraph" svg:x="0.176cm" svg:y="0.968cm" svg:width="17.59cm" svg:height="14.942cm" draw:z-index="2"><draw:image xlink:href="Pictures/1000020100000456000003AF661AC9CEA57F0218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01-06T00:55:00.622000000</dc:date>
    <meta:editing-duration>PT4M11S</meta:editing-duration>
    <meta:editing-cycles>2</meta:editing-cycles>
    <meta:document-statistic meta:table-count="0" meta:image-count="4" meta:object-count="0" meta:page-count="4" meta:paragraph-count="2" meta:word-count="5" meta:character-count="48" meta:non-whitespace-character-count="45"/>
  </office:meta>
</office:document-meta>
</file>